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bf00" draw:marker-start-width="0.35cm" draw:marker-end-width="0.35cm" draw:fill="none" draw:textarea-horizontal-align="justify" draw:textarea-vertical-align="middle" draw:auto-grow-height="false" fo:min-height="4.25cm" fo:min-width="17.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ffbf00" draw:marker-start-width="0.35cm" draw:marker-end-width="0.35cm" draw:fill="solid" draw:fill-color="#ffffff" draw:textarea-vertical-align="middle" fo:min-height="0.7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cm" svg:stroke-color="#ffa6a6" draw:marker-start-width="0.35cm" draw:marker-end-width="0.35cm" draw:fill="none" draw:textarea-horizontal-align="justify" draw:textarea-vertical-align="middle" draw:auto-grow-height="false" fo:min-height="4.25cm" fo:min-width="17.5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ffa6a6" draw:marker-start-width="0.35cm" draw:marker-end-width="0.35cm" draw:fill="solid" draw:fill-color="#ffffff" draw:textarea-vertical-align="middle" fo:min-height="0.7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Fine_20_Dotted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dash" draw:stroke-dash="Dash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width="0.1cm" svg:stroke-color="#afd095" draw:marker-start-width="0.35cm" draw:marker-end-width="0.35cm" draw:fill="none" draw:textarea-horizontal-align="justify" draw:textarea-vertical-align="middle" draw:auto-grow-height="false" fo:min-height="4.25cm" fo:min-width="17.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afd095" draw:marker-start-width="0.35cm" draw:marker-end-width="0.35cm" draw:fill="solid" draw:fill-color="#ffffff" draw:textarea-vertical-align="middle" fo:min-height="0.75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9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.5cm" svg:x="1.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5cm" svg:height="1.1cm" svg:x="8.75cm" svg:y="0.75cm">
          <draw:text-box>
            <text:p text:style-name="P2">Contrôleur</text:p>
          </draw:text-box>
        </draw:frame>
        <draw:frame draw:style-name="gr3" draw:text-style-name="P4" draw:layer="layout" svg:width="4cm" svg:height="1cm" svg:x="3.25cm" svg:y="2.756cm">
          <draw:text-box>
            <text:p>Laucher</text:p>
          </draw:text-box>
        </draw:frame>
        <draw:frame draw:style-name="gr3" draw:text-style-name="P4" draw:layer="layout" svg:width="4cm" svg:height="1cm" svg:x="13cm" svg:y="2.75cm">
          <draw:text-box>
            <text:p>Controleur</text:p>
          </draw:text-box>
        </draw:frame>
        <draw:custom-shape draw:style-name="gr4" draw:text-style-name="P1" draw:layer="layout" svg:width="18cm" svg:height="4.5cm" svg:x="1.5cm" svg:y="8.3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75cm" svg:height="1.1cm" svg:x="8.75cm" svg:y="7.826cm">
          <draw:text-box>
            <text:p text:style-name="P2">Modèle</text:p>
          </draw:text-box>
        </draw:frame>
        <draw:frame draw:style-name="gr3" draw:text-style-name="P4" draw:layer="layout" svg:width="2.25cm" svg:height="1cm" svg:x="3.25cm" svg:y="9.832cm">
          <draw:text-box>
            <text:p>Case</text:p>
          </draw:text-box>
        </draw:frame>
        <draw:frame draw:style-name="gr3" draw:text-style-name="P4" draw:layer="layout" svg:width="2cm" svg:height="1cm" svg:x="13cm" svg:y="9.826cm">
          <draw:text-box>
            <text:p>Grille</text:p>
          </draw:text-box>
        </draw:frame>
        <draw:frame draw:style-name="gr3" draw:text-style-name="P4" draw:layer="layout" svg:width="2.25cm" svg:height="1cm" svg:x="6.45cm" svg:y="9.932cm">
          <draw:text-box>
            <text:p>Partie</text:p>
          </draw:text-box>
        </draw:frame>
        <draw:frame draw:style-name="gr3" draw:text-style-name="P4" draw:layer="layout" svg:width="3cm" svg:height="1cm" svg:x="9.5cm" svg:y="11cm">
          <draw:text-box>
            <text:p>Niveau</text:p>
          </draw:text-box>
        </draw:frame>
        <draw:frame draw:style-name="gr3" draw:text-style-name="P4" draw:layer="layout" svg:width="3cm" svg:height="1cm" svg:x="15.75cm" svg:y="11cm">
          <draw:text-box>
            <text:p>Joueur</text:p>
          </draw:text-box>
        </draw:frame>
        <draw:frame draw:style-name="gr6" draw:text-style-name="P4" draw:layer="layout" svg:width="3cm" svg:height="1cm" svg:x="3.75cm" svg:y="11.25cm">
          <draw:text-box>
            <text:p>Objet</text:p>
          </draw:text-box>
        </draw:frame>
        <draw:line draw:style-name="gr7" draw:text-style-name="P1" draw:layer="layout" svg:x1="5.25cm" svg:y1="16cm" svg:x2="5.25cm" svg:y2="12.25cm">
          <text:p/>
        </draw:line>
        <draw:custom-shape draw:style-name="gr4" draw:text-style-name="P1" draw:layer="layout" svg:width="18cm" svg:height="4.5cm" svg:x="1.75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1cm" svg:x="3.25cm" svg:y="17cm">
          <draw:text-box>
            <text:p>Objet</text:p>
          </draw:text-box>
        </draw:frame>
        <draw:frame draw:style-name="gr3" draw:text-style-name="P4" draw:layer="layout" svg:width="3cm" svg:height="1cm" svg:x="8.5cm" svg:y="17cm">
          <draw:text-box>
            <text:p>Pioche</text:p>
          </draw:text-box>
        </draw:frame>
        <draw:frame draw:style-name="gr3" draw:text-style-name="P4" draw:layer="layout" svg:width="3cm" svg:height="1cm" svg:x="12.5cm" svg:y="16.75cm">
          <draw:text-box>
            <text:p>Fusée</text:p>
          </draw:text-box>
        </draw:frame>
        <draw:frame draw:style-name="gr3" draw:text-style-name="P4" draw:layer="layout" svg:width="3cm" svg:height="1cm" svg:x="12cm" svg:y="18.5cm">
          <draw:text-box>
            <text:p>Ballon</text:p>
          </draw:text-box>
        </draw:frame>
        <draw:frame draw:style-name="gr3" draw:text-style-name="P4" draw:layer="layout" svg:width="3cm" svg:height="1cm" svg:x="6cm" svg:y="18.5cm">
          <draw:text-box>
            <text:p>Ballon</text:p>
          </draw:text-box>
        </draw:frame>
        <draw:custom-shape draw:style-name="gr9" draw:text-style-name="P1" draw:layer="layout" svg:width="18cm" svg:height="4.5cm" svg:x="1.5cm" svg:y="23.2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75cm" svg:height="1.1cm" svg:x="8.75cm" svg:y="22.75cm">
          <draw:text-box>
            <text:p text:style-name="P2">Vue</text:p>
          </draw:text-box>
        </draw:frame>
        <draw:frame draw:style-name="gr11" draw:text-style-name="P4" draw:layer="layout" svg:width="6.75cm" svg:height="1.244cm" svg:x="3.25cm" svg:y="24.756cm">
          <draw:text-box>
            <text:p>AffichageGraphique</text:p>
          </draw:text-box>
        </draw:frame>
        <draw:frame draw:style-name="gr3" draw:text-style-name="P4" draw:layer="layout" svg:width="6cm" svg:height="1cm" svg:x="11.75cm" svg:y="25cm">
          <draw:text-box>
            <text:p>AffichageTermina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" draw:style="rect" draw:dots1="1" draw:dots1-length="300%" draw:distance="3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4T00:07:36.791000000</meta:creation-date>
    <dc:date>2021-01-04T00:24:10.321000000</dc:date>
    <meta:editing-duration>PT6M22S</meta:editing-duration>
    <meta:editing-cycles>1</meta:editing-cycles>
    <meta:document-statistic meta:object-count="23"/>
    <meta:generator>LibreOffice/7.0.4.2$Windows_X86_64 LibreOffice_project/dcf040e67528d9187c66b2379df5ea4407429775</meta:generator>
  </office:meta>
</office:document-meta>
</file>